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8.53cm" fo:min-width="5.48cm" fo:padding-top="0.135cm" fo:padding-bottom="0.135cm" fo:padding-left="0.26cm" fo:padding-right="0.26cm"/>
    </style:style>
    <style:style style:name="gr2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256cm" fo:min-width="0.806cm" fo:padding-top="0.155cm" fo:padding-bottom="0.155cm" fo:padding-left="0.28cm" fo:padding-right="0.28cm"/>
      <style:paragraph-properties style:writing-mode="lr-tb"/>
    </style:style>
    <style:style style:name="gr3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9cm" fo:min-width="1.04cm" fo:padding-top="0.155cm" fo:padding-bottom="0.155cm" fo:padding-left="0.28cm" fo:padding-right="0.28cm"/>
      <style:paragraph-properties style:writing-mode="lr-tb"/>
    </style:style>
    <style:style style:name="gr4" style:family="graphic" style:parent-style-name="objectwithoutfill">
      <style:graphic-properties svg:stroke-width="0.06cm" svg:stroke-color="#000000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0.384cm" style:protect="position size"/>
      <style:paragraph-properties style:writing-mode="lr-tb"/>
    </style:style>
    <style:style style:name="gr6" style:family="graphic" style:parent-style-name="objectwithoutfill">
      <style:graphic-properties svg:stroke-width="0.06cm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79cm" fo:min-width="0.544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79cm" fo:min-width="0.55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.33cm" fo:min-width="5.48cm" fo:padding-top="0.135cm" fo:padding-bottom="0.135cm" fo:padding-left="0.26cm" fo:padding-right="0.26cm"/>
    </style:style>
    <style:style style:name="gr11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366cm" fo:min-width="1.04cm" fo:padding-top="0.155cm" fo:padding-bottom="0.155cm" fo:padding-left="0.28cm" fo:padding-right="0.28cm"/>
      <style:paragraph-properties style:writing-mode="lr-tb"/>
    </style:style>
    <style:style style:name="gr1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0.9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2.53cm" fo:min-width="5.48cm" fo:padding-top="0.135cm" fo:padding-bottom="0.135cm" fo:padding-left="0.26cm" fo:padding-right="0.26cm"/>
    </style:style>
    <style:style style:name="gr14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2.68cm" fo:min-width="5.48cm" fo:padding-top="0.135cm" fo:padding-bottom="0.135cm" fo:padding-left="0.26cm" fo:padding-right="0.26cm"/>
    </style:style>
    <style:style style:name="gr15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2cm" fo:min-width="1.296cm" fo:padding-top="0.155cm" fo:padding-bottom="0.155cm" fo:padding-left="0.28cm" fo:padding-right="0.28cm"/>
      <style:paragraph-properties style:writing-mode="lr-tb"/>
    </style:style>
    <style:style style:name="gr16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42cm" fo:min-width="1.37cm" fo:padding-top="0.155cm" fo:padding-bottom="0.155cm" fo:padding-left="0.28cm" fo:padding-right="0.28cm"/>
      <style:paragraph-properties style:writing-mode="lr-tb"/>
    </style:style>
    <style:style style:name="gr17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  <style:paragraph-properties style:writing-mode="lr-tb"/>
    </style:style>
    <style:style style:name="gr18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49cm" fo:min-width="1.84cm" fo:padding-top="0.155cm" fo:padding-bottom="0.155cm" fo:padding-left="0.28cm" fo:padding-right="0.28cm"/>
      <style:paragraph-properties style:writing-mode="lr-tb"/>
    </style:style>
    <style:style style:name="gr19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1.84cm" fo:padding-top="0.155cm" fo:padding-bottom="0.155cm" fo:padding-left="0.28cm" fo:padding-right="0.28cm"/>
      <style:paragraph-properties style:writing-mode="lr-tb"/>
    </style:style>
    <style:style style:name="gr2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49cm" fo:min-width="2.24cm" fo:padding-top="0.155cm" fo:padding-bottom="0.155cm" fo:padding-left="0.28cm" fo:padding-right="0.28cm"/>
      <style:paragraph-properties style:writing-mode="lr-tb"/>
    </style:style>
    <style:style style:name="gr21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3.73cm" fo:min-width="5.48cm" fo:padding-top="0.135cm" fo:padding-bottom="0.135cm" fo:padding-left="0.26cm" fo:padding-right="0.26cm"/>
    </style:style>
    <style:style style:name="gr22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4.93cm" fo:min-width="7.48cm" fo:padding-top="0.135cm" fo:padding-bottom="0.135cm" fo:padding-left="0.26cm" fo:padding-right="0.26cm"/>
    </style:style>
    <style:style style:name="gr23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687cm" fo:min-width="1.04cm" fo:padding-top="0cm" fo:padding-bottom="0.155cm" fo:padding-left="0.28cm" fo:padding-right="0.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width="true" fo:min-height="0.479cm" fo:min-width="0.6cm" fo:padding-top="0.1cm" fo:padding-bottom="0.1cm" fo:padding-left="0.1cm" fo:padding-right="0.1cm"/>
      <style:paragraph-properties style:writing-mode="lr-tb"/>
    </style:style>
    <style:style style:name="gr25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52cm" fo:min-width="1.966cm" fo:padding-top="0.155cm" fo:padding-bottom="0.155cm" fo:padding-left="0.28cm" fo:padding-right="0.28cm"/>
      <style:paragraph-properties style:writing-mode="lr-tb"/>
    </style:style>
    <style:style style:name="gr26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891cm" fo:min-width="1.841cm" fo:padding-top="0.155cm" fo:padding-bottom="0.155cm" fo:padding-left="0.28cm" fo:padding-right="0.28cm"/>
      <style:paragraph-properties style:writing-mode="lr-tb"/>
    </style:style>
    <style:style style:name="gr27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845cm" fo:min-width="1.04cm" fo:padding-top="0cm" fo:padding-bottom="0.155cm" fo:padding-left="0.28cm" fo:padding-right="0.28cm"/>
      <style:paragraph-properties style:writing-mode="lr-tb"/>
    </style:style>
    <style:style style:name="gr28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687cm" fo:min-width="1.04cm" fo:padding-top="-0.1cm" fo:padding-bottom="0.155cm" fo:padding-left="0.28cm" fo:padding-right="0.28cm"/>
      <style:paragraph-properties style:writing-mode="lr-tb"/>
    </style:style>
    <style:style style:name="gr29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  <style:paragraph-properties style:writing-mode="lr-tb"/>
    </style:style>
    <style:style style:name="gr30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2.64cm" fo:padding-top="0.155cm" fo:padding-bottom="0.155cm" fo:padding-left="0.28cm" fo:padding-right="0.28cm"/>
      <style:paragraph-properties style:writing-mode="lr-tb"/>
    </style:style>
    <style:style style:name="gr31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2.64cm" fo:padding-top="0.155cm" fo:padding-bottom="0.155cm" fo:padding-left="0.28cm" fo:padding-right="0.28cm"/>
      <style:paragraph-properties style:writing-mode="lr-tb"/>
    </style:style>
    <style:style style:name="gr32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  <style:paragraph-properties style:writing-mode="lr-tb"/>
    </style:style>
    <style:style style:name="gr33" style:family="graphic" style:parent-style-name="standard" style:list-style-name="L1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9cm" fo:min-width="2.64cm" fo:padding-top="0.155cm" fo:padding-bottom="0.155cm" fo:padding-left="0.28cm" fo:padding-right="0.28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cm" svg:height="8.8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6cm" svg:height="0.8cm" svg:x="2.6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1.6cm" svg:height="0.8cm" svg:x="2.6cm" svg:y="9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2cm" svg:height="1.2cm" svg:x="1.8cm" svg:y="7cm">
          <text:p text:style-name="P2"><text:span text:style-name="T1">Aprendi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0.669cm" svg:x1="5cm" svg:y1="7.6cm" svg:x2="4.6cm" svg:y2="3.8cm" draw:start-shape="id1" draw:start-glue-point="7" svg:d="M5000 7600h1200v-3800h-1600" svg:viewBox="0 0 1601 3801">
          <text:p/>
        </draw:connector>
        <draw:frame draw:style-name="gr5" draw:text-style-name="P5" draw:layer="layout" svg:width="15.6cm" svg:height="0.634cm" svg:x="2.6cm" svg:y="28.216cm">
          <draw:text-box>
            <text:p text:style-name="P2"><text:span text:style-name="T2">CC BY-SA 4.0 <text:s text:c="5"/>www.picuino.com</text:span></text:p>
          </draw:text-box>
        </draw:frame>
        <draw:connector draw:style-name="gr6" draw:text-style-name="P4" draw:layer="layout" svg:x1="3.4cm" svg:y1="6.2cm" svg:x2="3.4cm" svg:y2="7cm" draw:end-shape="id1" draw:end-glue-point="4" svg:d="M3400 6200v800" svg:viewBox="0 0 1 801">
          <text:p/>
        </draw:connector>
        <draw:connector draw:style-name="gr6" draw:text-style-name="P4" draw:layer="layout" svg:x1="3.4cm" svg:y1="8.2cm" svg:x2="3.4cm" svg:y2="9cm" draw:start-shape="id1" draw:end-shape="id2" draw:end-glue-point="0" svg:d="M3400 8200v800" svg:viewBox="0 0 1 801">
          <text:p/>
        </draw:connector>
        <draw:connector draw:style-name="gr6" draw:text-style-name="P4" draw:layer="layout" svg:x1="3.4cm" svg:y1="2.6cm" svg:x2="3.4cm" svg:y2="3.4cm" draw:start-shape="id3" draw:start-glue-point="2" svg:d="M3400 2600v800" svg:viewBox="0 0 1 801">
          <text:p/>
        </draw:connector>
        <draw:frame draw:style-name="gr7" draw:text-style-name="P6" draw:layer="layout" svg:width="0.744cm" svg:height="0.679cm" svg:x="5cm" svg:y="6.925cm">
          <draw:text-box>
            <text:p text:style-name="P2"><text:span text:style-name="T1">No</text:span></text:p>
          </draw:text-box>
        </draw:frame>
        <draw:frame draw:style-name="gr8" draw:text-style-name="P6" draw:layer="layout" svg:width="0.75cm" svg:height="0.679cm" svg:x="3.4cm" svg:y="8.075cm">
          <draw:text-box>
            <text:p text:style-name="P2"><text:span text:style-name="T1">Si</text:span></text:p>
          </draw:text-box>
        </draw:frame>
        <draw:frame draw:style-name="gr9" draw:text-style-name="P7" draw:layer="layout" svg:width="6cm" svg:height="1.2cm" svg:x="1cm" svg:y="10.6cm">
          <draw:text-box>
            <text:p text:style-name="P2"><text:span text:style-name="T3">flowchart-estudiar.png</text:span></text:p>
            <text:p text:style-name="P2"><text:span text:style-name="T3">width=720px</text:span></text:p>
          </draw:text-box>
        </draw:frame>
        <draw:custom-shape draw:style-name="gr10" draw:text-style-name="P1" draw:layer="layout" svg:width="6cm" svg:height="1.6cm" svg:x="7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0.8cm" svg:x="8.2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6cm" svg:height="0.8cm" svg:x="11cm" svg:y="1.8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4" draw:id="id4" draw:layer="layout" svg:width="3.2cm" svg:height="1.35cm" svg:x="8.2cm" svg:y="10.2cm">
          <text:p text:style-name="P2"><text:span text:style-name="T1">Condició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4cm" svg:y1="10.875cm" svg:x2="12.6cm" svg:y2="10.87cm" draw:start-shape="id4" draw:start-glue-point="7" svg:d="M11400 10875h866v-5h334" svg:viewBox="0 0 1201 6">
          <text:p/>
        </draw:connector>
        <draw:connector draw:style-name="gr6" draw:text-style-name="P4" draw:layer="layout" svg:x1="9.8cm" svg:y1="11.55cm" svg:x2="9.808cm" svg:y2="12.357cm" draw:start-shape="id4" draw:start-glue-point="6" svg:d="M9800 11550v669h8v138" svg:viewBox="0 0 9 808">
          <text:p/>
        </draw:connector>
        <draw:frame draw:style-name="gr7" draw:text-style-name="P6" draw:layer="layout" svg:width="0.744cm" svg:height="0.679cm" svg:x="11.4cm" svg:y="10.275cm">
          <draw:text-box>
            <text:p text:style-name="P2"><text:span text:style-name="T1">No</text:span></text:p>
          </draw:text-box>
        </draw:frame>
        <draw:frame draw:style-name="gr8" draw:text-style-name="P6" draw:layer="layout" svg:width="0.75cm" svg:height="0.679cm" svg:x="9.8cm" svg:y="11.425cm">
          <draw:text-box>
            <text:p text:style-name="P2"><text:span text:style-name="T1">Si</text:span></text:p>
          </draw:text-box>
        </draw:frame>
        <draw:frame draw:style-name="gr12" draw:text-style-name="P7" draw:layer="layout" svg:width="6cm" svg:height="1.165cm" svg:x="7.4cm" svg:y="3.4cm">
          <draw:text-box>
            <text:p text:style-name="P2"><text:span text:style-name="T3">flowchart-inicio.png</text:span></text:p>
            <text:p text:style-name="P2"><text:span text:style-name="T3">width=720px</text:span></text:p>
          </draw:text-box>
        </draw:frame>
        <draw:custom-shape draw:style-name="gr13" draw:text-style-name="P1" draw:layer="layout" svg:width="6cm" svg:height="2.8cm" svg:x="7.35cm" svg:y="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cm" svg:height="2.95cm" svg:x="7.4cm" svg:y="9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cm" svg:height="2.8cm" svg:x="13.8cm" svg:y="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8cm" svg:height="0.8cm" svg:x="15.35cm" svg:y="1.8cm">
          <text:p text:style-name="P2"><text:span text:style-name="T4">Entrada</text:span></text:p>
          <draw:enhanced-geometry svg:viewBox="0 0 21600 21600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2.8cm" svg:height="0.8cm" svg:x="15.35cm" svg:y="3cm">
          <text:p text:style-name="P2"><text:span text:style-name="T4">Salida</text:span></text:p>
          <draw:enhanced-geometry svg:viewBox="0 0 21600 21600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6cm" svg:height="1.6cm" svg:x="13.8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2cm" svg:y1="11.8cm" svg:x2="19.012cm" svg:y2="11.806cm" draw:start-shape="id5" draw:start-glue-point="10" svg:d="M18200 11800h672v6h140" svg:viewBox="0 0 813 7">
          <text:p/>
        </draw:connector>
        <draw:frame draw:style-name="gr12" draw:text-style-name="P7" draw:layer="layout" svg:width="6cm" svg:height="1.165cm" svg:x="7.4cm" svg:y="8.2cm">
          <draw:text-box>
            <text:p text:style-name="P2"><text:span text:style-name="T3">flowchart-tarea.png</text:span></text:p>
            <text:p text:style-name="P2"><text:span text:style-name="T3">width=720px</text:span></text:p>
          </draw:text-box>
        </draw:frame>
        <draw:frame draw:style-name="gr12" draw:text-style-name="P7" draw:layer="layout" svg:width="6cm" svg:height="1.165cm" svg:x="7.4cm" svg:y="13cm">
          <draw:text-box>
            <text:p text:style-name="P2"><text:span text:style-name="T3">flowchart-decision.png</text:span></text:p>
            <text:p text:style-name="P2"><text:span text:style-name="T3">width=720px</text:span></text:p>
          </draw:text-box>
        </draw:frame>
        <draw:frame draw:style-name="gr9" draw:text-style-name="P7" draw:layer="layout" svg:width="6cm" svg:height="1.2cm" svg:x="13.8cm" svg:y="4.6cm">
          <draw:text-box>
            <text:p text:style-name="P2"><text:span text:style-name="T3">flowchart-entrada.png</text:span></text:p>
            <text:p text:style-name="P2"><text:span text:style-name="T3">width=720px</text:span></text:p>
          </draw:text-box>
        </draw:frame>
        <draw:frame draw:style-name="gr9" draw:text-style-name="P7" draw:layer="layout" svg:width="6cm" svg:height="1.2cm" svg:x="13.8cm" svg:y="8.2cm">
          <draw:text-box>
            <text:p text:style-name="P2"><text:span text:style-name="T3">flowchart-flecha.png</text:span></text:p>
            <text:p text:style-name="P2"><text:span text:style-name="T3">width=720px</text:span></text:p>
          </draw:text-box>
        </draw:frame>
        <draw:custom-shape draw:style-name="gr13" draw:text-style-name="P1" draw:layer="layout" svg:width="6cm" svg:height="2.8cm" svg:x="13.8cm" svg:y="9.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cm" svg:y1="7cm" svg:x2="18.202cm" svg:y2="7cm" svg:d="M15000 7000h3202" svg:viewBox="0 0 3203 1">
          <text:p/>
        </draw:connector>
        <draw:frame draw:style-name="gr9" draw:text-style-name="P7" draw:layer="layout" svg:width="6cm" svg:height="1.2cm" svg:x="13.8cm" svg:y="13.4cm">
          <draw:text-box>
            <text:p text:style-name="P2"><text:span text:style-name="T3">flowchart-conector.png</text:span></text:p>
            <text:p text:style-name="P2"><text:span text:style-name="T3">width=720px</text:span></text:p>
          </draw:text-box>
        </draw:frame>
        <draw:custom-shape draw:style-name="gr17" draw:text-style-name="P8" xml:id="id5" draw:id="id5" draw:layer="layout" svg:width="0.8cm" svg:height="0.8cm" svg:x="17.4cm" svg:y="11.4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4.2cm" svg:y1="10.6cm" svg:x2="15.4cm" svg:y2="10.6cm" draw:end-shape="id6" draw:end-glue-point="6" svg:d="M14200 10600h1200" svg:viewBox="0 0 1201 1">
          <text:p/>
        </draw:connector>
        <draw:custom-shape draw:style-name="gr17" draw:text-style-name="P8" xml:id="id6" draw:id="id6" draw:layer="layout" svg:width="0.8cm" svg:height="0.8cm" svg:x="15.4cm" svg:y="10.2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.4cm" svg:y1="4.2cm" svg:x2="3.4cm" svg:y2="5cm" svg:d="M3400 4200v800" svg:viewBox="0 0 1 801">
          <text:p/>
        </draw:connector>
        <draw:custom-shape draw:style-name="gr18" draw:text-style-name="P3" draw:layer="layout" svg:width="2.4cm" svg:height="0.8cm" svg:x="2.2cm" svg:y="3.4cm">
          <text:p text:style-name="P2"><text:span text:style-name="T1">Estudiar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.4cm" svg:height="1.2cm" svg:x="2.2cm" svg:y="5cm">
          <text:p text:style-name="P9"><text:span text:style-name="T1">Resolver</text:span></text:p>
          <text:p text:style-name="P2"><text:span text:style-name="T1">problemas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0.8cm" svg:x="9cm" svg:y="5.4cm">
          <text:p text:style-name="P2"><text:span text:style-name="T1">Tare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8cm" svg:height="0.8cm" svg:x="9cm" svg:y="6.6cm">
          <text:p text:style-name="P2"><text:span text:style-name="T1">Tarea 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1" draw:text-style-name="P1" draw:layer="layout" svg:width="6cm" svg:height="14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1.6cm" svg:height="0.8cm" svg:x="3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1.6cm" svg:height="0.8cm" svg:x="3cm" svg:y="14.2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3.8cm" svg:y1="4.6cm" svg:x2="3.8cm" svg:y2="5.4cm" draw:start-shape="id7" draw:start-glue-point="2" draw:end-shape="id8" svg:d="M3800 4600v800" svg:viewBox="0 0 1 801">
          <text:p/>
        </draw:connector>
        <draw:connector draw:style-name="gr6" draw:text-style-name="P4" draw:layer="layout" svg:x1="3.8cm" svg:y1="13.4cm" svg:x2="3.8cm" svg:y2="14.2cm" draw:start-shape="id9" draw:start-glue-point="2" draw:end-shape="id10" draw:end-glue-point="0" svg:d="M3800 13400v800" svg:viewBox="0 0 1 801">
          <text:p/>
        </draw:connector>
        <draw:connector draw:style-name="gr6" draw:text-style-name="P4" draw:layer="layout" svg:x1="3.8cm" svg:y1="2.6cm" svg:x2="3.8cm" svg:y2="3.4cm" draw:start-shape="id11" draw:start-glue-point="2" draw:end-shape="id7" draw:end-glue-point="0" svg:d="M3800 2600v800" svg:viewBox="0 0 1 801">
          <text:p/>
        </draw:connector>
        <draw:connector draw:style-name="gr6" draw:text-style-name="P4" draw:layer="layout" svg:x1="3.8cm" svg:y1="6.6cm" svg:x2="3.8cm" svg:y2="7.4cm" draw:start-shape="id8" draw:start-glue-point="2" draw:end-shape="id12" svg:d="M3800 6600v800" svg:viewBox="0 0 1 801">
          <text:p/>
        </draw:connector>
        <draw:connector draw:style-name="gr6" draw:text-style-name="P4" draw:layer="layout" svg:x1="3.8cm" svg:y1="8.6cm" svg:x2="3.8cm" svg:y2="9.4cm" draw:start-shape="id12" draw:start-glue-point="2" draw:end-shape="id13" svg:d="M3800 8600v800" svg:viewBox="0 0 1 801">
          <text:p/>
        </draw:connector>
        <draw:connector draw:style-name="gr6" draw:text-style-name="P4" draw:layer="layout" svg:x1="3.8cm" svg:y1="11cm" svg:x2="3.8cm" svg:y2="11.8cm" draw:end-shape="id9" draw:end-glue-point="0" svg:d="M3800 11000v800" svg:viewBox="0 0 1 801">
          <text:p/>
        </draw:connector>
        <draw:frame draw:style-name="gr5" draw:text-style-name="P5" draw:layer="layout" svg:width="15.6cm" svg:height="0.634cm" svg:x="2.6cm" svg:y="28.216cm">
          <draw:text-box>
            <text:p text:style-name="P2"><text:span text:style-name="T2">CC BY-SA 4.0 <text:s text:c="4"/>www.picuino.com</text:span></text:p>
          </draw:text-box>
        </draw:frame>
        <draw:frame draw:style-name="gr9" draw:text-style-name="P7" draw:layer="layout" svg:width="6cm" svg:height="1.2cm" svg:x="1cm" svg:y="15.8cm">
          <draw:text-box>
            <text:p text:style-name="P2"><text:span text:style-name="T3">flowchart-huevo.png</text:span></text:p>
            <text:p text:style-name="P2"><text:span text:style-name="T3">width=720px</text:span></text:p>
          </draw:text-box>
        </draw:frame>
        <draw:custom-shape draw:style-name="gr22" draw:text-style-name="P1" draw:layer="layout" svg:width="8cm" svg:height="15.2cm" svg:x="7.4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8cm" svg:height="1.2cm" svg:x="7.4cm" svg:y="17cm">
          <draw:text-box>
            <text:p text:style-name="P2"><text:span text:style-name="T3">flowchart-mueve.png</text:span></text:p>
            <text:p text:style-name="P2"><text:span text:style-name="T3">width=960px (12px/mm)</text:span></text:p>
          </draw:text-box>
        </draw:frame>
        <draw:custom-shape draw:style-name="gr23" draw:text-style-name="P3" xml:id="id14" draw:id="id14" draw:layer="layout" svg:width="3.2cm" svg:height="1.993cm" svg:x="8.6cm" svg:y="4.8cm">
          <text:p text:style-name="P2"><text:span text:style-name="T1">Tecla</text:span></text:p>
          <text:p text:style-name="P2"><text:span text:style-name="T1">derech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8cm" svg:y1="5.796cm" svg:x2="13.4cm" svg:y2="6.6cm" draw:start-shape="id14" draw:start-glue-point="7" draw:end-shape="id15" draw:end-glue-point="0" svg:d="M11800 5796h1600v804" svg:viewBox="0 0 1601 805">
          <text:p/>
        </draw:connector>
        <draw:connector draw:style-name="gr6" draw:text-style-name="P4" draw:layer="layout" svg:x1="10.2cm" svg:y1="6.793cm" svg:x2="10.2cm" svg:y2="8cm" draw:start-shape="id14" draw:start-glue-point="6" draw:end-shape="id16" draw:end-glue-point="4" svg:d="M10200 6793v1207" svg:viewBox="0 0 1 1208">
          <text:p/>
        </draw:connector>
        <draw:frame draw:style-name="gr7" draw:text-style-name="P6" draw:layer="layout" svg:width="0.744cm" svg:height="0.679cm" svg:x="11.8cm" svg:y="5.15cm">
          <draw:text-box>
            <text:p text:style-name="P2"><text:span text:style-name="T1">Si</text:span></text:p>
          </draw:text-box>
        </draw:frame>
        <draw:frame draw:style-name="gr24" draw:text-style-name="P6" draw:layer="layout" svg:width="0.8cm" svg:height="0.679cm" svg:x="10.2cm" svg:y="6.65cm">
          <draw:text-box>
            <text:p text:style-name="P2"><text:span text:style-name="T1">No</text:span></text:p>
          </draw:text-box>
        </draw:frame>
        <draw:custom-shape draw:style-name="gr25" draw:text-style-name="P8" xml:id="id17" draw:id="id17" draw:layer="layout" svg:width="3.6cm" svg:height="0.8cm" svg:x="8.4cm" svg:y="3.4cm">
          <text:p text:style-name="P2"><text:span text:style-name="T4">Leer teclado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533.01860594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4" draw:layer="layout" svg:x1="10.2cm" svg:y1="4.2cm" svg:x2="10.2cm" svg:y2="4.8cm" draw:start-shape="id17" draw:end-shape="id14" draw:end-glue-point="4" svg:d="M10200 4200v600" svg:viewBox="0 0 1 601">
          <text:p/>
        </draw:connector>
        <draw:custom-shape draw:style-name="gr26" draw:text-style-name="P3" xml:id="id15" draw:id="id15" draw:layer="layout" svg:width="2.4cm" svg:height="1.2cm" svg:x="12.2cm" svg:y="6.6cm">
          <text:p text:style-name="P2"><text:span text:style-name="T1">Mover a la</text:span></text:p>
          <text:p text:style-name="P2"><text:span text:style-name="T1">derech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xml:id="id16" draw:id="id16" draw:layer="layout" svg:width="3.2cm" svg:height="2cm" svg:x="8.6cm" svg:y="8cm">
          <text:p text:style-name="P2"><text:span text:style-name="T1">Tecla</text:span></text:p>
          <text:p text:style-name="P2"><text:span text:style-name="T1">izquier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2cm" svg:y1="10cm" svg:x2="10.2cm" svg:y2="12.6cm" draw:start-shape="id16" draw:start-glue-point="6" draw:end-shape="id18" draw:end-glue-point="4" svg:d="M10200 10000v2600" svg:viewBox="0 0 1 2601">
          <text:p/>
        </draw:connector>
        <draw:frame draw:style-name="gr24" draw:text-style-name="P6" draw:layer="layout" svg:width="0.8cm" svg:height="0.679cm" svg:x="10.2cm" svg:y="9.9cm">
          <draw:text-box>
            <text:p text:style-name="P2"><text:span text:style-name="T1">No</text:span></text:p>
          </draw:text-box>
        </draw:frame>
        <draw:custom-shape draw:style-name="gr26" draw:text-style-name="P3" xml:id="id19" draw:id="id19" draw:layer="layout" svg:width="2.4cm" svg:height="1.2cm" svg:x="12.2cm" svg:y="9.8cm">
          <text:p text:style-name="P2"><text:span text:style-name="T1">Mover a la</text:span></text:p>
          <text:p text:style-name="P2"><text:span text:style-name="T1">izquier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xml:id="id21" draw:id="id21" draw:layer="layout" draw:line-skew="0.241cm" svg:x1="13.4cm" svg:y1="11cm" svg:x2="13.39cm" svg:y2="11.987cm" draw:start-shape="id19" svg:d="M13400 11000v1000h-10v-13" svg:viewBox="0 0 11 1001">
          <text:p/>
        </draw:connector>
        <draw:connector draw:style-name="gr4" draw:text-style-name="P4" draw:layer="layout" svg:x1="11.8cm" svg:y1="9cm" svg:x2="13.4cm" svg:y2="9.8cm" draw:start-shape="id16" draw:start-glue-point="7" draw:end-shape="id19" svg:d="M11800 9000h1600v800" svg:viewBox="0 0 1601 801">
          <text:p/>
        </draw:connector>
        <draw:frame draw:style-name="gr7" draw:text-style-name="P6" draw:layer="layout" svg:width="0.744cm" svg:height="0.679cm" svg:x="11.756cm" svg:y="8.325cm">
          <draw:text-box>
            <text:p text:style-name="P2"><text:span text:style-name="T1">Si</text:span></text:p>
          </draw:text-box>
        </draw:frame>
        <draw:custom-shape draw:style-name="gr28" draw:text-style-name="P3" xml:id="id18" draw:id="id18" draw:layer="layout" svg:width="3.2cm" svg:height="1.993cm" svg:x="8.6cm" svg:y="12.6cm">
          <text:p text:style-name="P2"><text:span text:style-name="T1">Fin del</text:span></text:p>
          <text:p text:style-name="P2"><text:span text:style-name="T1">progra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2cm" svg:y1="14.593cm" svg:x2="10.2cm" svg:y2="15.4cm" draw:start-shape="id18" draw:start-glue-point="6" draw:end-shape="id20" draw:end-glue-point="0" svg:d="M10200 14593v807" svg:viewBox="0 0 1 808">
          <text:p/>
        </draw:connector>
        <draw:frame draw:style-name="gr24" draw:text-style-name="P6" draw:layer="layout" svg:width="0.8cm" svg:height="0.679cm" svg:x="10.2cm" svg:y="14.621cm">
          <draw:text-box>
            <text:p text:style-name="P2"><text:span text:style-name="T1">Si</text:span></text:p>
          </draw:text-box>
        </draw:frame>
        <draw:custom-shape draw:style-name="gr2" draw:text-style-name="P3" xml:id="id20" draw:id="id20" draw:layer="layout" svg:width="1.6cm" svg:height="0.8cm" svg:x="9.4cm" svg:y="15.4cm">
          <text:p text:style-name="P2"><text:span text:style-name="T1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line-skew="0cm -0.487cm" svg:x1="14.6cm" svg:y1="7.2cm" svg:x2="13.395cm" svg:y2="12cm" draw:start-shape="id15" draw:start-glue-point="1" draw:end-shape="id21" draw:end-glue-point="0" svg:d="M14600 7200h531v4800h-1736" svg:viewBox="0 0 1737 4801">
          <text:p/>
        </draw:connector>
        <draw:custom-shape draw:style-name="gr2" draw:text-style-name="P3" xml:id="id22" draw:id="id22" draw:layer="layout" svg:width="1.6cm" svg:height="0.8cm" svg:x="9.4cm" svg:y="1.8cm">
          <text:p text:style-name="P2"><text:span text:style-name="T1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svg:x1="10.2cm" svg:y1="2.6cm" svg:x2="10.2cm" svg:y2="3.4cm" draw:start-shape="id22" draw:start-glue-point="2" svg:d="M10200 2600v800" svg:viewBox="0 0 1 801">
          <text:p/>
        </draw:connector>
        <draw:connector draw:style-name="gr6" draw:text-style-name="P4" draw:layer="layout" draw:line-skew="-0.07cm" svg:x1="8.6cm" svg:y1="13.596cm" svg:x2="8.694cm" svg:y2="3.8cm" draw:start-shape="id18" draw:start-glue-point="5" draw:end-shape="id17" draw:end-glue-point="9" svg:d="M8600 13596h-800v-9796h894" svg:viewBox="0 0 895 9797">
          <text:p/>
        </draw:connector>
        <draw:frame draw:style-name="gr24" draw:text-style-name="P6" draw:layer="layout" svg:width="0.8cm" svg:height="0.679cm" svg:x="7.8cm" svg:y="12.921cm">
          <draw:text-box>
            <text:p text:style-name="P2"><text:span text:style-name="T1">No</text:span></text:p>
          </draw:text-box>
        </draw:frame>
        <draw:connector draw:style-name="gr6" draw:text-style-name="P4" draw:layer="layout" draw:line-skew="-0.487cm" svg:x1="13.395cm" svg:y1="12cm" svg:x2="10.21cm" svg:y2="12.002cm" draw:start-shape="id21" draw:start-glue-point="0" svg:d="M13395 12000h-3185v2" svg:viewBox="0 0 3186 3">
          <text:p/>
        </draw:connector>
        <draw:custom-shape draw:style-name="gr29" draw:text-style-name="P10" xml:id="id7" draw:id="id7" draw:layer="layout" svg:width="3.2cm" svg:height="1.2cm" svg:x="2.2cm" svg:y="3.4cm">
          <text:p text:style-name="P9"><text:span text:style-name="T1">Echar aceite </text:span></text:p>
          <text:p text:style-name="P2"><text:span text:style-name="T1">en la sarté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9" draw:id="id9" draw:layer="layout" svg:width="3.2cm" svg:height="1.6cm" svg:x="2.2cm" svg:y="11.8cm">
          <text:p text:style-name="P9"><text:span text:style-name="T1">Sacar el huevo</text:span></text:p>
          <text:p text:style-name="P9"><text:span text:style-name="T1">frito con la</text:span></text:p>
          <text:p text:style-name="P9"><text:span text:style-name="T1">espumadera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3" draw:id="id13" draw:layer="layout" svg:width="3.2cm" svg:height="1.6cm" svg:x="2.2cm" svg:y="9.4cm">
          <text:p text:style-name="P9"><text:span text:style-name="T1">Esperar a que </text:span></text:p>
          <text:p text:style-name="P9"><text:span text:style-name="T1">el huevo esté </text:span></text:p>
          <text:p text:style-name="P9"><text:span text:style-name="T1">hecho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12" draw:id="id12" draw:layer="layout" svg:width="3.2cm" svg:height="1.2cm" svg:x="2.2cm" svg:y="7.4cm">
          <text:p text:style-name="P9"><text:span text:style-name="T1">Echar el huevo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xml:id="id8" draw:id="id8" draw:layer="layout" svg:width="3.2cm" svg:height="1.2cm" svg:x="2.2cm" svg:y="5.4cm">
          <text:p text:style-name="P9"><text:span text:style-name="T1">Calentar </text:span></text:p>
          <text:p text:style-name="P9"><text:span text:style-name="T1">la sarté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1-26T12:08:39.244000000</meta:creation-date>
    <dc:date>2022-10-02T12:35:22.937000000</dc:date>
    <meta:editing-duration>PT2H19M45S</meta:editing-duration>
    <meta:editing-cycles>47</meta:editing-cycles>
    <meta:generator>LibreOffice/7.2.5.2$Windows_X86_64 LibreOffice_project/499f9727c189e6ef3471021d6132d4c694f357e5</meta:generator>
    <meta:document-statistic meta:object-count="86"/>
  </office:meta>
</office:document-meta>
</file>